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701cm" svg:height="1.663cm" svg:x="5.132cm" svg:y="9.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701cm" svg:height="1.663cm" svg:x="9.137cm" svg:y="9.452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6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  <draw:frame draw:style-name="gr6" draw:text-style-name="P5" draw:layer="layout" svg:width="1.014cm" svg:height="1.28cm" svg:x="3.783cm" svg:y="6.087cm">
          <draw:text-box>
            <text:p text:style-name="P4"><text:span text:style-name="T3">2</text:span></text:p>
          </draw:text-box>
        </draw:frame>
        <draw:frame draw:style-name="gr6" draw:text-style-name="P5" draw:layer="layout" svg:width="1.014cm" svg:height="1.28cm" svg:x="4.183cm" svg:y="10.387cm">
          <draw:text-box>
            <text:p text:style-name="P4"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8:28.682336973</dc:date>
    <dc:creator>elucterio </dc:creator>
    <meta:editing-duration>PT8H46M44S</meta:editing-duration>
    <meta:editing-cycles>60</meta:editing-cycles>
    <meta:generator>LibreOffice/4.2.8.2$Linux_X86_64 LibreOffice_project/420m0$Build-2</meta:generator>
    <meta:document-statistic meta:object-count="38"/>
  </office:meta>
</office:document-meta>
</file>